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weight="bold" officeooo:rsid="000e9393" officeooo:paragraph-rsid="0019b30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language="ru" fo:country="RU" fo:font-weight="bold" officeooo:rsid="000e9393" officeooo:paragraph-rsid="0019b30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bold" officeooo:rsid="0028ae4b" officeooo:paragraph-rsid="0019b30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bold" officeooo:rsid="002f97f1" officeooo:paragraph-rsid="0019b30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bold" officeooo:rsid="002984a2" officeooo:paragraph-rsid="0019b30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ru" fo:country="RU" fo:font-weight="bold" officeooo:rsid="002984a2" officeooo:paragraph-rsid="0019b30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fo:font-weight="bold" officeooo:rsid="00348b47" officeooo:paragraph-rsid="0019b30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348b47" officeooo:paragraph-rsid="0019b30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fo:font-weight="bold" officeooo:rsid="0026535c" officeooo:paragraph-rsid="0019b30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officeooo:rsid="000e9393" officeooo:paragraph-rsid="0019b30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officeooo:rsid="000e9393" officeooo:paragraph-rsid="0019b30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officeooo:rsid="000ea277" officeooo:paragraph-rsid="0019b30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3ab5c" officeooo:paragraph-rsid="0019b3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c04d2" officeooo:paragraph-rsid="0019b305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officeooo:rsid="002c04d2" officeooo:paragraph-rsid="0019b30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4da753" officeooo:paragraph-rsid="0019b3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8ae4b" officeooo:paragraph-rsid="0019b3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c69def" officeooo:paragraph-rsid="00c69de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c69def" officeooo:paragraph-rsid="00e6f8d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c389dc" officeooo:paragraph-rsid="00c389d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30da2d" officeooo:paragraph-rsid="001ff9d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ee452" officeooo:paragraph-rsid="001ff9d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ee452" officeooo:paragraph-rsid="008d5ff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ee452" officeooo:paragraph-rsid="007803c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f9d2" officeooo:paragraph-rsid="00578a7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f9d2" officeooo:paragraph-rsid="00311ab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f9d2" officeooo:paragraph-rsid="0029d3b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ff9d2" officeooo:paragraph-rsid="001ff9d2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414e82" officeooo:paragraph-rsid="001ff9d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984a2" officeooo:paragraph-rsid="0019b30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709d5" officeooo:paragraph-rsid="00a8c93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709d5" officeooo:paragraph-rsid="00a237e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6535c" officeooo:paragraph-rsid="0019b30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8pt" fo:language="ru" fo:country="RU" officeooo:rsid="000e9393" officeooo:paragraph-rsid="0019b305" style:font-size-asian="18pt" style:font-size-complex="18pt"/>
    </style:style>
    <style:style style:name="P35" style:family="paragraph" style:parent-style-name="Standard">
      <style:paragraph-properties fo:text-align="end" style:justify-single-word="false"/>
      <style:text-properties fo:font-size="18pt" fo:language="ru" fo:country="RU" officeooo:rsid="000e9393" officeooo:paragraph-rsid="0019b305" style:font-size-asian="18pt" style:font-size-complex="18pt"/>
    </style:style>
    <style:style style:name="P36" style:family="paragraph" style:parent-style-name="Standard">
      <style:paragraph-properties fo:text-align="center" style:justify-single-word="false"/>
      <style:text-properties fo:language="ru" fo:country="RU" officeooo:paragraph-rsid="0019b305"/>
    </style:style>
    <style:style style:name="P37" style:family="paragraph" style:parent-style-name="Standard">
      <style:paragraph-properties fo:text-align="start" style:justify-single-word="false"/>
      <style:text-properties fo:language="ru" fo:country="RU" officeooo:rsid="000e9393" officeooo:paragraph-rsid="0019b305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weight="bold" officeooo:rsid="000e9393" officeooo:paragraph-rsid="0019b305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language="ru" fo:country="RU" fo:font-weight="bold" officeooo:rsid="000f608f" officeooo:paragraph-rsid="0019b305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language="ru" fo:country="RU" fo:font-weight="bold" officeooo:rsid="000f608f" officeooo:paragraph-rsid="0019b305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ru" fo:country="RU" fo:font-weight="bold" officeooo:rsid="0013bf82" officeooo:paragraph-rsid="0019b305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language="ru" fo:country="RU" fo:font-weight="bold" officeooo:rsid="0010d6af" officeooo:paragraph-rsid="0019b305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language="ru" fo:country="RU" fo:font-weight="bold" officeooo:rsid="00142833" officeooo:paragraph-rsid="0019b305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language="ru" fo:country="RU" fo:font-weight="bold" officeooo:rsid="00142833" officeooo:paragraph-rsid="0019b305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language="ru" fo:country="RU" fo:font-weight="bold" officeooo:rsid="001d1599" officeooo:paragraph-rsid="0019b30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language="ru" fo:country="RU" fo:font-weight="bold" officeooo:rsid="002f97f1" officeooo:paragraph-rsid="0019b30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language="ru" fo:country="RU" fo:font-weight="normal" officeooo:rsid="000e9393" officeooo:paragraph-rsid="0019b30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language="ru" fo:country="RU" fo:font-weight="normal" officeooo:rsid="000f608f" officeooo:paragraph-rsid="0019b30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ru" fo:country="RU" fo:font-weight="normal" officeooo:rsid="00142833" officeooo:paragraph-rsid="0019b305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ru" fo:country="RU" fo:font-weight="normal" officeooo:rsid="0017d25e" officeooo:paragraph-rsid="0019b30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ru" fo:country="RU" fo:font-weight="normal" officeooo:rsid="0018bad0" officeooo:paragraph-rsid="0019b305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ru" fo:country="RU" fo:font-weight="normal" officeooo:rsid="00155756" officeooo:paragraph-rsid="0019b305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ru" fo:country="RU" fo:font-weight="normal" officeooo:rsid="001d1599" officeooo:paragraph-rsid="0019b305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language="ru" fo:country="RU" fo:font-weight="normal" officeooo:rsid="001d1599" officeooo:paragraph-rsid="0019b305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ru" fo:country="RU" fo:font-weight="normal" officeooo:rsid="004da753" officeooo:paragraph-rsid="0019b305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language="ru" fo:country="RU" fo:font-weight="normal" officeooo:rsid="002f97f1" officeooo:paragraph-rsid="0064b7f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language="ru" fo:country="RU" fo:font-weight="normal" officeooo:rsid="002f97f1" officeooo:paragraph-rsid="007803cb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language="ru" fo:country="RU" fo:font-weight="normal" officeooo:rsid="002f97f1" officeooo:paragraph-rsid="0089c2bd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language="ru" fo:country="RU" fo:font-weight="normal" officeooo:rsid="002f97f1" officeooo:paragraph-rsid="00311abc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language="ru" fo:country="RU" officeooo:rsid="00142833" officeooo:paragraph-rsid="0019b305"/>
    </style:style>
    <style:style style:name="P61" style:family="paragraph" style:parent-style-name="Standard" style:list-style-name="L1">
      <style:paragraph-properties fo:text-align="start" style:justify-single-word="false"/>
      <style:text-properties fo:language="ru" fo:country="RU" officeooo:rsid="00142833" officeooo:paragraph-rsid="0019b305"/>
    </style:style>
    <style:style style:name="P62" style:family="paragraph" style:parent-style-name="Standard">
      <style:paragraph-properties fo:text-align="start" style:justify-single-word="false"/>
      <style:text-properties fo:language="ru" fo:country="RU" officeooo:rsid="000f608f" officeooo:paragraph-rsid="0019b305"/>
    </style:style>
    <style:style style:name="P63" style:family="paragraph" style:parent-style-name="Standard">
      <style:paragraph-properties fo:text-align="start" style:justify-single-word="false"/>
      <style:text-properties fo:language="ru" fo:country="RU" officeooo:rsid="0010d6af" officeooo:paragraph-rsid="0019b305"/>
    </style:style>
    <style:style style:name="P64" style:family="paragraph" style:parent-style-name="Standard">
      <style:paragraph-properties fo:text-align="start" style:justify-single-word="false"/>
      <style:text-properties fo:language="ru" fo:country="RU" officeooo:rsid="0010910e" officeooo:paragraph-rsid="0019b305"/>
    </style:style>
    <style:style style:name="P65" style:family="paragraph" style:parent-style-name="Standard">
      <style:paragraph-properties fo:text-align="start" style:justify-single-word="false"/>
      <style:text-properties fo:language="ru" fo:country="RU" officeooo:paragraph-rsid="001ff9d2"/>
    </style:style>
    <style:style style:name="P66" style:family="paragraph" style:parent-style-name="Standard">
      <style:paragraph-properties fo:text-align="start" style:justify-single-word="false"/>
      <style:text-properties fo:language="ru" fo:country="RU" officeooo:paragraph-rsid="006a94a7"/>
    </style:style>
    <style:style style:name="P67" style:family="paragraph" style:parent-style-name="Standard">
      <style:paragraph-properties fo:text-align="start" style:justify-single-word="false"/>
      <style:text-properties fo:language="ru" fo:country="RU" officeooo:paragraph-rsid="008d5ff6"/>
    </style:style>
    <style:style style:name="P68" style:family="paragraph" style:parent-style-name="Standard">
      <style:paragraph-properties fo:text-align="start" style:justify-single-word="false"/>
      <style:text-properties fo:language="ru" fo:country="RU" officeooo:paragraph-rsid="00a322d1"/>
    </style:style>
    <style:style style:name="P69" style:family="paragraph" style:parent-style-name="Standard">
      <style:paragraph-properties fo:text-align="start" style:justify-single-word="false"/>
      <style:text-properties fo:language="ru" fo:country="RU" officeooo:paragraph-rsid="00a8c932"/>
    </style:style>
    <style:style style:name="P70" style:family="paragraph" style:parent-style-name="Standard">
      <style:paragraph-properties fo:text-align="start" style:justify-single-word="false"/>
      <style:text-properties fo:language="ru" fo:country="RU" officeooo:paragraph-rsid="00a237e0"/>
    </style:style>
    <style:style style:name="P71" style:family="paragraph" style:parent-style-name="Standard">
      <style:paragraph-properties fo:text-align="start" style:justify-single-word="false"/>
      <style:text-properties style:font-name="serif" fo:font-size="12pt" fo:language="ru" fo:country="RU" officeooo:rsid="000e9393" officeooo:paragraph-rsid="0019b305" style:font-size-asian="12pt" style:font-size-complex="12pt"/>
    </style:style>
    <style:style style:name="P72" style:family="paragraph" style:parent-style-name="Standard">
      <style:paragraph-properties fo:text-align="center" style:justify-single-word="false" style:writing-mode="page"/>
      <style:text-properties fo:font-size="12pt" fo:language="ru" fo:country="RU" fo:font-weight="bold" officeooo:rsid="000e9393" officeooo:paragraph-rsid="0019b305" style:font-size-asian="12pt" style:font-weight-asian="bold" style:font-size-complex="12pt" style:font-weight-complex="bold"/>
    </style:style>
    <style:style style:name="P7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ea277" style:font-size-asian="12pt" style:font-size-complex="12pt"/>
    </style:style>
    <style:style style:name="T3" style:family="text">
      <style:text-properties fo:font-size="12pt" officeooo:rsid="001eb567" style:font-size-asian="12pt" style:font-size-complex="12pt"/>
    </style:style>
    <style:style style:name="T4" style:family="text">
      <style:text-properties fo:font-size="12pt" officeooo:rsid="002010d7" style:font-size-asian="12pt" style:font-size-complex="12pt"/>
    </style:style>
    <style:style style:name="T5" style:family="text">
      <style:text-properties fo:font-size="12pt" officeooo:rsid="0026535c" style:font-size-asian="12pt" style:font-size-complex="12pt"/>
    </style:style>
    <style:style style:name="T6" style:family="text">
      <style:text-properties fo:font-size="12pt" officeooo:rsid="003ad023" style:font-size-asian="12pt" style:font-size-complex="12pt"/>
    </style:style>
    <style:style style:name="T7" style:family="text">
      <style:text-properties fo:font-size="12pt" officeooo:rsid="003be632" style:font-size-asian="12pt" style:font-size-complex="12pt"/>
    </style:style>
    <style:style style:name="T8" style:family="text">
      <style:text-properties fo:font-size="12pt" officeooo:rsid="0028ae4b" style:font-size-asian="12pt" style:font-size-complex="12pt"/>
    </style:style>
    <style:style style:name="T9" style:family="text">
      <style:text-properties fo:font-size="12pt" officeooo:rsid="0030da2d" style:font-size-asian="12pt" style:font-size-complex="12pt"/>
    </style:style>
    <style:style style:name="T10" style:family="text">
      <style:text-properties fo:font-size="12pt" officeooo:rsid="001ee452" style:font-size-asian="12pt" style:font-size-complex="12pt"/>
    </style:style>
    <style:style style:name="T11" style:family="text">
      <style:text-properties fo:font-size="12pt" officeooo:rsid="001ff9d2" style:font-size-asian="12pt" style:font-size-complex="12pt"/>
    </style:style>
    <style:style style:name="T12" style:family="text">
      <style:text-properties fo:font-size="12pt" officeooo:rsid="0029d3b8" style:font-size-asian="12pt" style:font-size-complex="12pt"/>
    </style:style>
    <style:style style:name="T13" style:family="text">
      <style:text-properties fo:font-size="12pt" officeooo:rsid="002f5294" style:font-size-asian="12pt" style:font-size-complex="12pt"/>
    </style:style>
    <style:style style:name="T14" style:family="text">
      <style:text-properties fo:font-size="12pt" officeooo:rsid="00307e21" style:font-size-asian="12pt" style:font-size-complex="12pt"/>
    </style:style>
    <style:style style:name="T15" style:family="text">
      <style:text-properties fo:font-size="12pt" officeooo:rsid="00545fae" style:font-size-asian="12pt" style:font-size-complex="12pt"/>
    </style:style>
    <style:style style:name="T16" style:family="text">
      <style:text-properties fo:font-size="12pt" officeooo:rsid="00c8dabf" style:font-size-asian="12pt" style:font-size-complex="12pt"/>
    </style:style>
    <style:style style:name="T17" style:family="text">
      <style:text-properties fo:font-size="12pt" officeooo:rsid="00e54658" style:font-size-asian="12pt" style:font-size-complex="12pt"/>
    </style:style>
    <style:style style:name="T18" style:family="text">
      <style:text-properties fo:font-size="12pt" officeooo:rsid="00e6d7b9" style:font-size-asian="12pt" style:font-size-complex="12pt"/>
    </style:style>
    <style:style style:name="T19" style:family="text">
      <style:text-properties fo:font-size="12pt" officeooo:rsid="00e73295" style:font-size-asian="12pt" style:font-size-complex="12pt"/>
    </style:style>
    <style:style style:name="T20" style:family="text">
      <style:text-properties fo:font-size="12pt" fo:font-weight="bold" officeooo:rsid="0026535c" style:font-size-asian="12pt" style:font-weight-asian="bold" style:font-size-complex="12pt" style:font-weight-complex="bold"/>
    </style:style>
    <style:style style:name="T21" style:family="text">
      <style:text-properties fo:font-size="12pt" fo:font-weight="normal" officeooo:rsid="00414e82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0da2d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f97f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f9bd4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1ee452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ee4b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ff9d2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6eb85e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5457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709d5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545fae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988600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999959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a322d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9d3b8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b036ec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b171b5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ba310a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c6ee5a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e73295" style:font-size-asian="12pt" style:font-weight-asian="normal" style:font-size-complex="12pt" style:font-weight-complex="normal"/>
    </style:style>
    <style:style style:name="T41" style:family="text">
      <style:text-properties style:font-name="serif"/>
    </style:style>
    <style:style style:name="T42" style:family="text">
      <style:text-properties style:font-name="serif" fo:font-weight="bold" officeooo:rsid="000e9bc1" style:font-weight-asian="bold" style:font-weight-complex="bold"/>
    </style:style>
    <style:style style:name="T43" style:family="text">
      <style:text-properties officeooo:rsid="0013bf82"/>
    </style:style>
    <style:style style:name="T44" style:family="text">
      <style:text-properties officeooo:rsid="0013ab5c"/>
    </style:style>
    <style:style style:name="T45" style:family="text">
      <style:text-properties officeooo:rsid="00142833"/>
    </style:style>
    <style:style style:name="T46" style:family="text">
      <style:text-properties officeooo:rsid="0014e3f4"/>
    </style:style>
    <style:style style:name="T47" style:family="text">
      <style:text-properties officeooo:rsid="0015575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17d25e" style:font-weight-asian="normal" style:font-weight-complex="normal"/>
    </style:style>
    <style:style style:name="T50" style:family="text">
      <style:text-properties fo:font-weight="normal" officeooo:rsid="00191b44" style:font-weight-asian="normal" style:font-weight-complex="normal"/>
    </style:style>
    <style:style style:name="T51" style:family="text">
      <style:text-properties officeooo:rsid="0017d25e"/>
    </style:style>
    <style:style style:name="T52" style:family="text">
      <style:text-properties officeooo:rsid="0010910e"/>
    </style:style>
    <style:style style:name="T53" style:family="text">
      <style:text-properties officeooo:rsid="001eb567"/>
    </style:style>
    <style:style style:name="T54" style:family="text">
      <style:text-properties officeooo:rsid="0018bad0"/>
    </style:style>
    <style:style style:name="T55" style:family="text">
      <style:text-properties officeooo:rsid="001d1599"/>
    </style:style>
    <style:style style:name="T56" style:family="text">
      <style:text-properties officeooo:rsid="0039e3e9"/>
    </style:style>
    <style:style style:name="T57" style:family="text">
      <style:text-properties officeooo:rsid="00191b44"/>
    </style:style>
    <style:style style:name="T58" style:family="text">
      <style:text-properties officeooo:rsid="001adf6e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cc549c"/>
    </style:style>
    <style:style style:name="T61" style:family="text">
      <style:text-properties officeooo:rsid="00ccb4b4"/>
    </style:style>
    <style:style style:name="T62" style:family="text">
      <style:text-properties fo:font-size="18pt" officeooo:rsid="000e9393" style:font-size-asian="18pt" style:font-size-complex="18pt"/>
    </style:style>
    <style:style style:name="T63" style:family="text">
      <style:text-properties fo:font-size="18pt" fo:font-weight="normal" style:font-size-asian="18pt" style:font-weight-asian="normal" style:font-size-complex="18pt" style:font-weight-complex="normal"/>
    </style:style>
    <style:style style:name="T64" style:family="text">
      <style:text-properties officeooo:rsid="00d61e16"/>
    </style:style>
    <style:style style:name="T65" style:family="text">
      <style:text-properties officeooo:rsid="00e4f037"/>
    </style:style>
    <style:style style:name="T66" style:family="text">
      <style:text-properties officeooo:rsid="00e54658"/>
    </style:style>
    <style:style style:name="T67" style:family="text">
      <style:text-properties officeooo:rsid="00e6d7b9"/>
    </style:style>
    <style:style style:name="T68" style:family="text">
      <style:text-properties officeooo:rsid="00e6f8d8"/>
    </style:style>
    <style:style style:name="T69" style:family="text">
      <style:text-properties officeooo:rsid="00ec04c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КДЗ-1 по дисциплине </text:p>
      <text:p text:style-name="P34">“Алгоритмы и структуры данных”</text:p>
      <text:p text:style-name="P34"/>
      <text:p text:style-name="P34"/>
      <text:p text:style-name="P34"/>
      <text:p text:style-name="P34"/>
      <text:p text:style-name="P36"><text:span text:style-name="T62">Архивирование и разархивирование текстовых файлов с помощю алгоритмов</text:span><text:span text:style-name="T63"> Хаффмана и </text:span><text:bookmark text:name="firstHeading"/><text:span text:style-name="T63">Шеннона — Фано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Выполнил Абрамов А. М.</text:p>
      <text:p text:style-name="P35">Студент группы БПИ151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"/>
      <text:p text:style-name="P2"><text:soft-page-break/></text:p>
      <text:p text:style-name="P2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3">Постановка задачи<text:tab/>2</text:p>
          <text:p text:style-name="P73">Описание алгоритмов и использованных структур данных<text:tab/>3</text:p>
          <text:p text:style-name="P73">Эксперимент<text:tab/>6</text:p>
          <text:p text:style-name="P73">Результаты эксперимента – Графики<text:tab/>7</text:p>
          <text:p text:style-name="P73">Результаты эксперимента - Таблицы<text:tab/>9</text:p>
          <text:p text:style-name="P73">Анализ методов архивирования<text:tab/>17</text:p>
          <text:p text:style-name="P73">Заключение<text:tab/>18</text:p>
          <text:p text:style-name="P73">Инструменты использованные для разработки / отладки<text:tab/>19</text:p>
          <text:p text:style-name="P73">Использованные источники<text:tab/>19</text:p>
        </text:index-body>
      </text:table-of-content>
      <text:p text:style-name="P2"/>
      <text:p text:style-name="P2"/>
      <text:p text:style-name="P2"/>
      <text:p text:style-name="P2"/>
      <text:p text:style-name="P72"><text:toc-mark-start text:id="IMark160136200" text:outline-level="1"/>Постановка задачи<text:toc-mark-end text:id="IMark160136200"/></text:p>
      <text:p text:style-name="P10"><text:tab/></text:p>
      <text:p text:style-name="P11"><text:span text:style-name="T42">(1) </text:span><text:span text:style-name="T41">Реализовать с использованием языка C++ программы для архивирования и разархивирования текстовых файлов. При этом использовать два известных алгоритма кодирования информации:</text:span></text:p>
      <text:p text:style-name="P71"/>
      <text:p text:style-name="P71">1.Хаффмана (простой)</text:p>
      <text:p text:style-name="P71">2. Шеннона-Фано.</text:p>
      <text:p text:style-name="P71"/>
      <text:p text:style-name="P71">Обе реализации поместить в одном файле main.cpp, содержащем соответствующие методы:</text:p>
      <text:p text:style-name="P71"/>
      <text:p text:style-name="P71">1. Метод архивирования, использующий алгоритм Хаффмана,</text:p>
      <text:p text:style-name="P71">вход: текстовый файл &lt;name&gt;.txt (кодировка UTF-8) </text:p>
      <text:p text:style-name="P71">выход: архивированный файл &lt;name&gt;.haff</text:p>
      <text:p text:style-name="P71"/>
      <text:p text:style-name="P71">2. Метод разархивирования, использующий алгоритм Хаффмана,</text:p>
      <text:p text:style-name="P71">вход: архивированный файл &lt;name&gt;.haff</text:p>
      <text:p text:style-name="P71">выход: разархивированный файл &lt;name&gt;-unz-h.txt (кодировка UTF-8)</text:p>
      <text:p text:style-name="P71"/>
      <text:p text:style-name="P71">3. Метод архивирования, использующий алгоритм Шеннона-Фано, </text:p>
      <text:p text:style-name="P71">вход: текстовый файл &lt;name&gt;.txt (кодировка UTF-8) </text:p>
      <text:p text:style-name="P71">выход: архивированный файл &lt;name&gt;.shan</text:p>
      <text:p text:style-name="P71"/>
      <text:p text:style-name="P71">4. Метод разархивирования, использующий алгоритм Шеннона-Фано.</text:p>
      <text:p text:style-name="P71">вход: архивированный файл &lt;name&gt;.shan</text:p>
      <text:p text:style-name="P71">выход: разархивированный файл &lt;name&gt;-unz-s.txt (кодировка UTF-8)</text:p>
      <text:p text:style-name="P71"/>
      <text:p text:style-name="P71">Выбор алгоритма осуществляется с помощью флага командной строки.</text:p>
      <text:p text:style-name="P11"/>
      <text:p text:style-name="P12"><text:span text:style-name="T59">(2) </text:span>Провести вычислительный эксперимент с целью оценки реализованных алгоритмов архивации / разархивации. Измерить (экспериментально) количество операций (в рамках модели RAM), выполняемых за время работы (архивирования, разархивирования) каждого алгоритма на <text:soft-page-break/>файле для каждого размера входного файла и набора символов. Для повышения достоверности результатов каждый эксперимент повторить <text:span text:style-name="T61">5</text:span> раз на различных файлах (с одним возможным набором символов и одного размера) с последующим усреднением результата.</text:p>
      <text:p text:style-name="P12"/>
      <text:p text:style-name="P12">Для этого следует подготовить тестовый набор из нескольких текстовых файлов разного <text:span text:style-name="T65">объёма</text:span></text:p>
      <text:p text:style-name="P12">(20, 40, 60, 80, 100 Кб; 1, 2, 3 Мб — всего 8 файлов) на разных языках (ru, en -</text:p>
      <text:p text:style-name="P12">кодировка UTF-8) с разным набором символов в каждом файле, а именно:</text:p>
      <text:p text:style-name="P12"/>
      <text:p text:style-name="P12"><text:span text:style-name="T60">0</text:span>. набор номер <text:span text:style-name="T60">0</text:span>: символы латинского алфавита и пробел</text:p>
      <text:p text:style-name="P12"><text:span text:style-name="T60">1</text:span>. набор номер <text:span text:style-name="T60">1</text:span>: символы из первого набора + символы русского алфавита</text:p>
      <text:p text:style-name="P12"><text:span text:style-name="T60">2</text:span>. набор номер <text:span text:style-name="T60">2</text:span>: символы из второго набора + следующие знаки и спецсимволы: знаки арифметики [+ - * / =], знаки препинания [ . , ; : ? ! ], символы [ % @ # $ &amp; ~ ] скобки разных типов [ ( ) [ ] { } &lt; &gt; ] , кавычки [" ']),</text:p>
      <text:p text:style-name="P12"/>
      <text:p text:style-name="P12"/>
      <text:p text:style-name="P12"/>
      <text:p text:style-name="P12"><text:span text:style-name="T59">(3) </text:span>Подготовить <text:span text:style-name="T65">отчёт</text:span> по итогам работы, содержащий постановку задачи, описание алгоритмов и задействованных структур данных, описание реализации, <text:span text:style-name="T65">обобщённые</text:span> результаты измерения эффективности алгоритмов, описание использованных инструментов (например, если использовались скрипты автоматизации), выводы о соответствии результатов экспериментальной проверки с теоретическими оценками эффективности исследуемых алгоритмов.</text:p>
      <text:p text:style-name="P37"/>
      <text:p text:style-name="P38">Проделанная работа</text:p>
      <text:p text:style-name="P47">В рамках выполнения домашнего здания полностью <text:span text:style-name="T65">выполнены</text:span> все выше <text:span text:style-name="T64">перечисленные пункты.</text:span></text:p>
      <text:p text:style-name="P47"/>
      <text:p text:style-name="P37"/>
      <text:p text:style-name="P39"><text:toc-mark-start text:id="IMark170133256" text:outline-level="1"/>Описание алгоритмов и использованных структур данных<text:toc-mark-end text:id="IMark170133256"/></text:p>
      <text:p text:style-name="P48"/>
      <text:p text:style-name="P40">Описание работы программы</text:p>
      <text:p text:style-name="P13">Для обоих алгоритмов программа работает в два прохода. Сначала строится таблица частот</text:p>
      <text:p text:style-name="P13">встречаемости символов в конкретном файле. Затем разными способами строится кодовое дерево. Кодовое дерево <text:span text:style-name="T65">записывается</text:span> в выходящий файл<text:span text:style-name="T43">.</text:span> В выходящий файл <text:span text:style-name="T65">записывается</text:span> именно дерево а не таблица перевода символов, так как дерево занимает гораздо меньше места для любого файла состоящего из более чем двух<text:span text:style-name="T43"> видов символов. </text:span>По кодовому дереву строится таблиц перевода символов в их битовые коды. <text:span text:style-name="T43">Далее осуществляется проход по входящему файлу и каждый прочитанный символ переводиться в битовый код и записывается в выходной файл.</text:span></text:p>
      <text:p text:style-name="P13"/>
      <text:p text:style-name="P13">Для разархивирования алгоритм считывает кодовое дерево записанное в начале файла, и одновременно со считыванием строит таблицу перевода символов. Далее ос<text:span text:style-name="T43">уществляется проход по входящему (архивированному) файлу и как только прочитанные биты образуют код соответствующей записи в таблице перевода символов, по битам находиться изначальный символ который и записывается в выходной (разархивированный) файл.</text:span></text:p>
      <text:p text:style-name="P40"/>
      <text:p text:style-name="P41">Построение кодового дерева</text:p>
      <text:p text:style-name="P48">Код Шеннона<text:span text:style-name="T44">-</text:span>Фано строится с помощью дерева. Построение этого дерева начинается от корня. Всё множество кодируемых элементов соответствует корню дерева (вершине первого уровня). <text:soft-page-break/>Оно разбивается на два подмножества с примерно одинаковыми суммарными вероятностями. Эти подмножества соответствуют двум вершинам второго уровня, которые соединяются с корнем. Далее каждое из этих подмножеств разбивается на два подмножества с примерно одинаковыми суммарными вероятностями. Им соответствуют вершины третьего уровня. Такое последовательное разбиение дерева описывается с <text:span text:style-name="T65">помощью</text:span> рекурсии. Если подмножество содержит единственный элемент, то ему соответствует концевая вершина кодового дерева. Подобным образом поступаем до тех пор, пока не получим все концевые вершины. Ветви кодового дерева размечаем символами 1 и 0. </text:p>
      <text:p text:style-name="P48"/>
      <text:p text:style-name="P60">Код Хаффмана также строится с <text:span text:style-name="T65">помощью</text:span> дерева, как и в случае кода Шеннона. Сначала по каждому входному символу строятся <text:span text:style-name="T65">листья</text:span> дерева. Каждый лист имеет вес, который равен количеству вхождений символа в сообщение, которое необходимо сжать. Далее:</text:p>
      <text:list xml:id="list5808180861146119120" text:style-name="L1">
        <text:list-item>
          <text:p text:style-name="P61">Выбираются два свободных узла дерева с наименьшими весами.</text:p>
        </text:list-item>
        <text:list-item>
          <text:p text:style-name="P61"><text:span text:style-name="T65">Создаётся</text:span> их родитель с весом, равным их суммарному весу.</text:p>
        </text:list-item>
        <text:list-item>
          <text:p text:style-name="P61">Родитель добавляется в список свободных узлов, а два его потомка удаляются из этого списка.</text:p>
        </text:list-item>
        <text:list-item>
          <text:p text:style-name="P61">Одной дуге, выходящей из родителя, ставится в соответствие бит 1, другой - бит 0.</text:p>
        </text:list-item>
        <text:list-item>
          <text:p text:style-name="P61">Шаги, начиная со второго, повторяются до тех пор, пока в списке свободных узлов не останется только один свободный узел. Он и будет считаться корнем дерева.</text:p>
        </text:list-item>
      </text:list>
      <text:p text:style-name="P60"/>
      <text:p text:style-name="P40"/>
      <text:p text:style-name="P40">Краткое описание созданных классов / структур данных <text:span text:style-name="T45">под алгоритмы</text:span></text:p>
      <text:p text:style-name="P49">Ко<text:span text:style-name="T46">довое дерево описывается с помощью его узлов. </text:span>Для описания узл<text:span text:style-name="T46">ов </text:span>используется кл<text:span text:style-name="T46">асс</text:span> I<text:span text:style-name="T46">N</text:span>ode.</text:p>
      <text:p text:style-name="P49"/>
      <text:p text:style-name="P49">От кл<text:span text:style-name="T46">асса Inode </text:span>наследуются классы LeafNode &amp; InternalNode. Класс LeafNode <text:span text:style-name="T46">используется для представления </text:span>лист<text:span text:style-name="T46">а</text:span> кодового дерева <text:span text:style-name="T46">(символ и его частота)</text:span>. Класс InternalNode используется для хранения информации об узлах кодового дерева <text:span text:style-name="T46">(левый и правый потомки, и их суммарная частота)</text:span>.</text:p>
      <text:p text:style-name="P40"/>
      <text:p text:style-name="P62">В базовом классе IЕncoder <text:s/>собранны основные функции необходимые для архифирования, которые описаны в пункте “Описание работы программы”.</text:p>
      <text:p text:style-name="P62"/>
      <text:p text:style-name="P60">От класса <text:span text:style-name="T46">IEncoder </text:span>наследуются классы <text:span text:style-name="T46">EncodeHuffman &amp; EncodeShannon реализуюшие каждый свою вариацию функции для построения кодового дерева.</text:span></text:p>
      <text:p text:style-name="P62"/>
      <text:p text:style-name="P40"/>
      <text:p text:style-name="P40">Краткое описание вспомогательных созданных классов / структур данных</text:p>
      <text:p text:style-name="P49">Класс NodeCmp реализует оператор сравнения для узлов дерева и используется для сортировки вектора из узлов дерева.</text:p>
      <text:p text:style-name="P49"/>
      <text:p text:style-name="P49">Есть четыре класса для чтения/записи в файл. Классы <text:span text:style-name="T47">bit_ifstream &amp; bit_ofstream написаны по образу классов basic_ifstream &amp; basic_ofstream из библиотеки STL. Однако они работают на уровне по-битового чтения / записи. <text:s/>Классы ucs4_ifstream &amp; ucs4_ofstream также наследуют от стандартных файловых потоков, они нужны для автоматизации перевода UTF-8 в UCS4 и обратно при чтении и записи соответственно.</text:span></text:p>
      <text:p text:style-name="P49"/>
      <text:p text:style-name="P60"><text:span text:style-name="T48">Класс </text:span><text:span text:style-name="T49">ArgParse написан д</text:span><text:span text:style-name="T48">ля работы с аргументами командной строки</text:span><text:span text:style-name="T49">.</text:span></text:p>
      <text:p text:style-name="P50"/>
      <text:p text:style-name="P62"><text:soft-page-break/></text:p>
      <text:p text:style-name="P42">Более подробное <text:span text:style-name="T51">описание</text:span> класс<text:span text:style-name="T51">ов</text:span> для реализации алгоритмов</text:p>
      <text:p text:style-name="P49">Для описания кодового дерева используется класс Inode. Этот класс имеет одно поле для записи частоты встречаемости <text:span text:style-name="T65">символа.</text:span> Также в нем реализован оператор сравнения для сортировки массива из узлов кодового дерева.</text:p>
      <text:p text:style-name="P49"/>
      <text:p text:style-name="P49">От него наследуются классы LeafNode &amp; InternalNode. Класс LeafNode содержит поля для символа и частоты его встречаемости. Это лист кодового дерева. Класс InternalNode используется как узел кодового дерева. Он содержит своего левого и правого потомка (ветви дерева) и их суммарную частоту. Таким образом он характеризует частоту некоторого множества символов. Соответственно корень дерева содержит частоту всех символов (то есть общее <text:span text:style-name="T65">количество</text:span> символов в архивируемом файле).</text:p>
      <text:p text:style-name="P63"/>
      <text:p text:style-name="P62">Создан базовый класс IЕncoder в котором собранны основные функции необходимые для <text:span text:style-name="T65">архивирования.</text:span> В нем содержаться <text:span text:style-name="T65">функции</text:span> для построй таблицы частот находящихся в файле символов. <text:span text:style-name="T52">Функции принимающая кодовое дерево и строящее по нему таблицу перевода символов. Таблица перевода символов сопоставляет каждому входному символу его битовый код. Ещё в классе содержится функция для побитовой записи кодового дерева в файл (что нужно для того чтобы восстановить таблицу перевода символов при разархивирования). Далее в нем реализована функция для поочерёдного перевода всех входных символов из входящего текстового потока в их битовый код (с помощью таблицы перевода символов) и записи в “исходящий” битовый поток. В нем же содержится и собственно сама функция Encode, которая принимает текстовый и байтовый потоки и осуществляет архивацию.</text:span></text:p>
      <text:p text:style-name="P62"/>
      <text:p text:style-name="P62">На основе <text:span text:style-name="T52">Iencoder </text:span>создано два класса EncoderHuffman &amp; EncoderShannon. Эти классы реализуют <text:span text:style-name="T65">виртуальную</text:span> функцию BuildTree заданную в I<text:span text:style-name="T53">E</text:span>ncoder, так как отличие между двумя алгоритма состоит в способе постройке дерева кодов. </text:p>
      <text:p text:style-name="P62"/>
      <text:p text:style-name="P64">EncoderHuffman состоит всего лишь из одной этой функции, так как алгоритм Хаффмана достаточно прост и не требует вспомогательных методов/полей.</text:p>
      <text:p text:style-name="P62"/>
      <text:p text:style-name="P64">EncoderShannon состоит из <text:span text:style-name="T65">трёх</text:span> функций. Функция BuildTree запускает рекурсивное построение дерева, функция InnerBuildTree является рекурсивной функцией которая запускается на каждом <text:span text:style-name="T65">подразбиении</text:span> вектора частот. <text:s/>Функция FindBreakingIndex ищет следующий индекс для разбиения вектора частот с <text:span text:style-name="T65">учётом</text:span> того, что для построения наиболее эффективного кодового дерева надо минимизировать разницу в частотах между левыми и правыми ветками кодового дерева.</text:p>
      <text:p text:style-name="P64"/>
      <text:p text:style-name="P63">Для разархивирования был создан класс Decoder. Не было необходимости создавать отдельные <text:span text:style-name="T66">реализации</text:span> для разархиватора отдельно Хаффмана и отдельно Шеннона, в силу того что оба эти алгоритма используют одну и ту же структуру кодового дерева для указания того как кодировать / раскодировать каждый символ. Поэтому в классе Decoder реализованна одна <text:span text:style-name="T66">функция</text:span> для чтения кодового дерева которое одинаково <text:span text:style-name="T66">записывается</text:span> в файл при любом типе архивации.</text:p>
      <text:p text:style-name="P42"/>
      <text:p text:style-name="P42"/>
      <text:p text:style-name="P42">Более подробно о вспомогательных классах</text:p>
      <text:p text:style-name="P49">Класс NodeCmp реализует оператор сравнения для узлов дерева и используется для сортировки вектора из узлов дерева.</text:p>
      <text:p text:style-name="P49"><text:soft-page-break/></text:p>
      <text:p text:style-name="P49">Есть четыре класса для чтения/записи в файл. Классы <text:span text:style-name="T47">bit_ifstream &amp; bit_ofstream написаны по образу классов basic_ifstream &amp; basic_ofstream из библиотеки STL. Однако они работают на уровне по-битового чтения / записи. <text:s/>Запись и чтение производятся через байтовый буфер. </text:span></text:p>
      <text:p text:style-name="P50"/>
      <text:p text:style-name="P50">Когда <text:span text:style-name="T66">используется</text:span> побитовая запись в файл, может случиться что последний байт файла будет использован не полностью и часть его будет содержать мусор который может повлиять на разархивацию. Для решения этой проблемы, после архивации файла, в его первый байт <text:span text:style-name="T66">записывается</text:span> <text:span text:style-name="T66">количество</text:span> незадействованных битов последнего файла. Таким образом bit_ifstream всегда знает когда ему стоит перестать считывать последний файл и выставить флаг EOF. <text:span text:style-name="T66">Альтернативой</text:span> такому способу <text:span text:style-name="T66">является</text:span> добавление так называемого псевдо-EOF си<text:span text:style-name="T54">мвола в входной поток на стадии архивации. Минусам такого подхода является то, что такой символ должен наравне с обычными символами занимать место в кодовом дереве и более того он может совпасть с одним из символов в файле. Так как я посчитал нужным поддерживать набор символов больше чем заданный в рамках данного домашнего задания, (программа обрабатывает все символы внутри unicode-BMP а также символы вне её [которые не влезают в 32-битный wchar_t предоставляемый в операционной среде Windows]) поэтому вариант с добавлением особого символа для псевдо-EOF не подходил. </text:span></text:p>
      <text:p text:style-name="P50"/>
      <text:p text:style-name="P51">При записи и чтении из архивированных файлов, символы для кодового дерева содержаться в формате utf-8 и после из побитового извлечения <text:span text:style-name="T66">преобразуются</text:span> в широкие символы. Таким образом в классе bit_ifstream пришлось реализовать мини парсер для того чтобы определять <text:span text:style-name="T66">длину</text:span> в байтах для символа записанного с <text:span text:style-name="T66">помощью</text:span> utf-8.</text:p>
      <text:p text:style-name="P51"/>
      <text:p text:style-name="P51">В классе <text:span text:style-name="T69">bit_ofstream также присутствует код для перевода char32_t в utf-8 перед записью в архивный файл. Проблема с прямой записью 4 битных типов наподобие char32_t в файл напрямую, заключается в наличии архитектур разных типов: Little-endian и Big-endian. Для типа состоящего из нескольких байтов (как например char32_t) <text:s/>при прямой записи его в файл на одной архитектуре и при прямом чтении его из файла на другой архитектуре будет прочитан совершенно другой символ (так как байты из файла после загрузки будут расположены в обратном <text:s/>порядке). Поэтому для обеспечения переносимости архивного файла между разными системами необходимо использовать кодировку utf-8 где есть ведущий байт и следующие байты.</text:span></text:p>
      <text:p text:style-name="P49"/>
      <text:p text:style-name="P52">Классы ucs4_ifstream &amp; ucs4_ofstream также наследуют от стандартных файловых потоков, они нужны для автоматизации перевода UTF-8 в UCS4 и обратно при чтении и записи соответственно. Перевод из char32_t в utf-8 и обратно <text:span text:style-name="T66">осуществляется</text:span> стандартными средствами предоставляемыми библиотекой STL (в частности функцией std::basic_ifstream::imbue() и классами std::locale и std::codecvt_utf8)</text:p>
      <text:p text:style-name="P49"/>
      <text:p text:style-name="P60"><text:span text:style-name="T48">Класс </text:span><text:span text:style-name="T49">ArgParse написан д</text:span><text:span text:style-name="T48">ля работы с аргументами командной строки</text:span><text:span text:style-name="T49">. Было непонятно если можно подключать сторонние библиотеки, поэтому я не смог воспользоваться уже отлаженными библиотеками как </text:span><text:span text:style-name="T50">GetOpt или Boost в качестве парсера для опций командной строки.</text:span></text:p>
      <text:p text:style-name="P43"/>
      <text:p text:style-name="P44"/>
      <text:p text:style-name="P44"><text:toc-mark-start text:id="IMark170267368" text:outline-level="1"/>Экспер<text:span text:style-name="T55">имент</text:span><text:toc-mark-end text:id="IMark170267368"/></text:p>
      <text:p text:style-name="P44"/>
      <text:p text:style-name="P45">Описание плана эксперимента</text:p>
      <text:p text:style-name="P53">Заводиться глобальная переменная для <text:span text:style-name="T66">подсчёта</text:span> <text:span text:style-name="T66">количества</text:span> операций: экземпляр класса OpsCounter. Далее в код программы <text:span text:style-name="T66">вставляются</text:span> <text:span text:style-name="T66">счётчики</text:span> для <text:span text:style-name="T66">подсчёта</text:span> <text:span text:style-name="T66">количества</text:span> операций.</text:p>
      <text:p text:style-name="P53"><text:soft-page-break/>С <text:span text:style-name="T66">помощью</text:span> скрипта программа <text:span text:style-name="T66">запускается</text:span> на файле и после окончания работы <text:span text:style-name="T66">создаёт</text:span> файл с именем исходного, но с добавлением постфикса “.ops”. В данный файл записывается количество подчитанных операций.</text:p>
      <text:p text:style-name="P53"/>
      <text:p text:style-name="P53">Набор файлов <text:span text:style-name="T56">для эксперимента </text:span>также <text:span text:style-name="T66">создаётся</text:span> скриптом. Необходимо взять файлы размеров <text:span text:style-name="T2">20, 40, 60, 80, 100 Кб; 1, 2, 3 Мб <text:s/></text:span><text:span text:style-name="T3">- всего 8 размеров, каждому размеру файла следует сопоставить 3 набора для выбора символов. Для каждого размера и набора символов </text:span><text:span text:style-name="T17">создаётся</text:span><text:span text:style-name="T3"> </text:span><text:span text:style-name="T17">5</text:span><text:span text:style-name="T4"> файлов. Символы из набора </text:span><text:span text:style-name="T18">встречаются</text:span><text:span text:style-name="T4"> в каждом из десяти файлов в случайном порядке. При архивации каждого из десяти</text:span><text:span text:style-name="T5"> файлов собираются данные о </text:span><text:span text:style-name="T18">количестве</text:span><text:span text:style-name="T5"> операций и в конце они </text:span><text:span text:style-name="T18">усредняются.</text:span><text:span text:style-name="T5"> При разархивации </text:span><text:span text:style-name="T18">подсчёт</text:span><text:span text:style-name="T5"> операций происходит так же, через прогон программы на 10 файлах </text:span><text:span text:style-name="T6">для каждого </text:span><text:span text:style-name="T7">фиксированного </text:span><text:span text:style-name="T6">размера и </text:span><text:span text:style-name="T7">фиксированного </text:span><text:span text:style-name="T6">набора символов </text:span><text:span text:style-name="T5">и через усреднение результата.</text:span></text:p>
      <text:p text:style-name="P3"/>
      <text:p text:style-name="P3"/>
      <text:p text:style-name="P3"/>
      <text:p text:style-name="P3"/>
      <text:p text:style-name="P3"/>
      <text:p text:style-name="P46"><text:toc-mark-start text:id="IMark156704904" text:outline-level="1"/><text:span text:style-name="T1">Результаты эксперимента –</text:span><text:span text:style-name="T8"> Графики</text:span><text:toc-mark-end text:id="IMark156704904"/></text:p>
      <text:p text:style-name="P3"/>
      <text:p text:style-name="P14"><text:span text:style-name="T67">Отчёт</text:span> содержит следующие графики (всего 8 + 12 + 2):</text:p>
      <text:list xml:id="list4642399075050355758" text:style-name="L2">
        <text:list-item>
          <text:p text:style-name="P15">Зависимость количества операций (ось OY) от размера файла (ось OX) и размера набора символов (цвет линии) для каждого алгоритма архивирования / разархивирования. Должно быть 2 (алгоритма) * 2 (арх/разарх) * 2 (малые и большие файлы отдельно) набора графиков, на каждом 3 кривые (для каждого набора символов свой цвет).</text:p>
          <text:p text:style-name="P15"/>
        </text:list-item>
        <text:list-item>
          <text:p text:style-name="P15">Зависимость количества операций (ось OY) от размера файла (ось OX), и используемого алгоритма (цвет линии) для каждого набора символов. Должно быть 3 (набора символов) * 2 (арх/разарх) * 2 (малые и большие файлы отдельно) набора графиков, на каждом 2 кривые (для каждого алгоритма).</text:p>
          <text:p text:style-name="P15"/>
        </text:list-item>
        <text:list-item>
          <text:p text:style-name="P15">Зависимость количества операций (ось OY) от размера набора символов (ось OX) на файлах максимального размера (3 Мб) для каждого алгоритма архивирования / разархивирования (цвет линии). Должно быть 2 (арх/разарх) набора графиков, на каждом 2 кривые (для каждого алгоритма). </text:p>
        </text:list-item>
      </text:list>
      <text:p text:style-name="P14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6"><text:toc-mark-start text:id="IMark159473992" text:outline-level="1"/><text:span text:style-name="T1">Результаты эксперимента -</text:span><text:span text:style-name="T8"> Таблицы</text:span><text:toc-mark-end text:id="IMark159473992"/></text:p>
      <text:p text:style-name="P55">Графики построены по <text:span text:style-name="T67">следующим</text:span> данным. Данные сложно привести в таблицу так как на каждом графике присутствуют несколько <text:span text:style-name="T58">переменных, поэтому они приведены в том виде в каком они находились непосредственно перед передачей в функцию для отрисовки графика.</text:span></text:p>
      <text:p text:style-name="P16"/>
      <text:p text:style-name="P17"/>
      <text:p text:style-name="P18">Данные для графика: Архивирование алгоритм haff большие файлы </text:p>
      <text:p text:style-name="P18">Компонента Х: Размер в байтах</text:p>
      <text:p text:style-name="P18">Компонента У: <text:span text:style-name="T67">Количество</text:span> операций</text:p>
      <text:p text:style-name="P18"/>
      <text:p text:style-name="P18">{0: [(1048576, 35156426),</text:p>
      <text:p text:style-name="P18"><text:s text:c="5"/>(2097152, 70310179),</text:p>
      <text:p text:style-name="P18"><text:s text:c="5"/>(3145728, 105464702)],</text:p>
      <text:p text:style-name="P18"><text:s/>1: [(1048576, 41389893),</text:p>
      <text:p text:style-name="P18"><text:s text:c="5"/>(2097152, 82762313),</text:p>
      <text:p text:style-name="P18"><text:s text:c="5"/>(3145728, 124132122)],</text:p>
      <text:p text:style-name="P18"><text:s/>2: [(1048576, 43338407),</text:p>
      <text:p text:style-name="P18"><text:s text:c="5"/>(2097152, 86677712),</text:p>
      <text:p text:style-name="P18"><text:s text:c="5"/>(3145728, 130009660)]}</text:p>
      <text:p text:style-name="P18"/>
      <text:p text:style-name="P18"/>
      <text:p text:style-name="P18"/>
      <text:p text:style-name="P18">Данные для графика: Архивирование алгоритм haff небольшие файлы </text:p>
      <text:p text:style-name="P18">Компонента Х: Размер в байтах</text:p>
      <text:p text:style-name="P18">Компонента У: <text:span text:style-name="T67">Количество</text:span> операций</text:p>
      <text:p text:style-name="P18"/>
      <text:p text:style-name="P18">{0: [(20480, 692655),</text:p>
      <text:p text:style-name="P18"><text:s text:c="5"/>(40960, 1378754),</text:p>
      <text:p text:style-name="P18"><text:s text:c="5"/>(61440, 2065506),</text:p>
      <text:p text:style-name="P18"><text:s text:c="5"/>(81920, 2751213),</text:p>
      <text:p text:style-name="P18"><text:s text:c="5"/>(102400, 3436133)],</text:p>
      <text:p text:style-name="P18"><text:s/>1: [(20480, 831519),</text:p>
      <text:p text:style-name="P18"><text:s text:c="5"/>(40960, 1638747),</text:p>
      <text:p text:style-name="P18"><text:s text:c="5"/>(61440, 2446641),</text:p>
      <text:p text:style-name="P18"><text:s text:c="5"/>(81920, 3255345),</text:p>
      <text:p text:style-name="P18"><text:s text:c="5"/>(102400, 4062936)],</text:p>
      <text:p text:style-name="P18"><text:s/>2: [(20480, 870987),</text:p>
      <text:p text:style-name="P18"><text:s text:c="5"/>(40960, 1715359),</text:p>
      <text:p text:style-name="P18"><text:s text:c="5"/>(61440, 2561173),</text:p>
      <text:p text:style-name="P18"><text:s text:c="5"/>(81920, 3407187),</text:p>
      <text:p text:style-name="P18"><text:s text:c="5"/>(102400, 4251587)]}</text:p>
      <text:p text:style-name="P18"/>
      <text:p text:style-name="P18"/>
      <text:p text:style-name="P18"><text:soft-page-break/></text:p>
      <text:p text:style-name="P18">Данные для графика: Архивирование алгоритм shan большие файлы </text:p>
      <text:p text:style-name="P18">Компонента Х: Размер в байтах</text:p>
      <text:p text:style-name="P18">Компонента У: <text:span text:style-name="T68">Количество</text:span> операций</text:p>
      <text:p text:style-name="P18"/>
      <text:p text:style-name="P18">{0: [(1048576, 35155640),</text:p>
      <text:p text:style-name="P18"><text:s text:c="5"/>(2097152, 70307837),</text:p>
      <text:p text:style-name="P18"><text:s text:c="5"/>(3145728, 105460364)],</text:p>
      <text:p text:style-name="P18"><text:s/>1: [(1048576, 41377479),</text:p>
      <text:p text:style-name="P18"><text:s text:c="5"/>(2097152, 82741537),</text:p>
      <text:p text:style-name="P18"><text:s text:c="5"/>(3145728, 124103478)],</text:p>
      <text:p text:style-name="P18"><text:s/>2: [(1048576, 43348568),</text:p>
      <text:p text:style-name="P18"><text:s text:c="5"/>(2097152, 86685870),</text:p>
      <text:p text:style-name="P18"><text:s text:c="5"/>(3145728, 130020071)]}</text:p>
      <text:p text:style-name="P18"/>
      <text:p text:style-name="P18"/>
      <text:p text:style-name="P18"/>
      <text:p text:style-name="P18">Данные для графика: Архивирование алгоритм shan небольшие файлы </text:p>
      <text:p text:style-name="P18">Компонента Х: Размер в байтах</text:p>
      <text:p text:style-name="P18">Компонента У: <text:span text:style-name="T68">Количество</text:span> операций</text:p>
      <text:p text:style-name="P18"/>
      <text:p text:style-name="P18">{0: [(20480, 694697),</text:p>
      <text:p text:style-name="P18"><text:s text:c="5"/>(40960, 1380772),</text:p>
      <text:p text:style-name="P18"><text:s text:c="5"/>(61440, 2066743),</text:p>
      <text:p text:style-name="P18"><text:s text:c="5"/>(81920, 2752887),</text:p>
      <text:p text:style-name="P18"><text:s text:c="5"/>(102400, 3437959)],</text:p>
      <text:p text:style-name="P18"><text:s/>1: [(20480, 838107),</text:p>
      <text:p text:style-name="P18"><text:s text:c="5"/>(40960, 1642014),</text:p>
      <text:p text:style-name="P18"><text:s text:c="5"/>(61440, 2449674),</text:p>
      <text:p text:style-name="P18"><text:s text:c="5"/>(81920, 3257548),</text:p>
      <text:p text:style-name="P18"><text:s text:c="5"/>(102400, 4064831)],</text:p>
      <text:p text:style-name="P18"><text:s/>2: [(20480, 879874),</text:p>
      <text:p text:style-name="P18"><text:s text:c="5"/>(40960, 1725633),</text:p>
      <text:p text:style-name="P18"><text:s text:c="5"/>(61440, 2570773),</text:p>
      <text:p text:style-name="P18"><text:s text:c="5"/>(81920, 3416908),</text:p>
      <text:p text:style-name="P18"><text:s text:c="5"/>(102400, 4261546)]}</text:p>
      <text:p text:style-name="P18"/>
      <text:p text:style-name="P18"/>
      <text:p text:style-name="P18"/>
      <text:p text:style-name="P18">Данные для графика: Архивирование набор символов 0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35156426),</text:p>
      <text:p text:style-name="P18"><text:s text:c="10"/>(2097152, 70310179),</text:p>
      <text:p text:style-name="P18"><text:s text:c="10"/>(3145728, 105464702)],</text:p>
      <text:p text:style-name="P18"><text:s/>'shan': [(1048576, 35155640),</text:p>
      <text:p text:style-name="P18"><text:s text:c="10"/>(2097152, 70307837),</text:p>
      <text:p text:style-name="P18"><text:s text:c="10"/>(3145728, 105460364)]}</text:p>
      <text:p text:style-name="P18"><text:soft-page-break/></text:p>
      <text:p text:style-name="P18"/>
      <text:p text:style-name="P18"/>
      <text:p text:style-name="P18">Данные для графика: Архивирование набор символов 0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692655),</text:p>
      <text:p text:style-name="P18"><text:s text:c="10"/>(40960, 1378754),</text:p>
      <text:p text:style-name="P18"><text:s text:c="10"/>(61440, 2065506),</text:p>
      <text:p text:style-name="P18"><text:s text:c="10"/>(81920, 2751213),</text:p>
      <text:p text:style-name="P18"><text:s text:c="10"/>(102400, 3436133)],</text:p>
      <text:p text:style-name="P18"><text:s/>'shan': [(20480, 694697),</text:p>
      <text:p text:style-name="P18"><text:s text:c="10"/>(40960, 1380772),</text:p>
      <text:p text:style-name="P18"><text:s text:c="10"/>(61440, 2066743),</text:p>
      <text:p text:style-name="P18"><text:s text:c="10"/>(81920, 2752887),</text:p>
      <text:p text:style-name="P18"><text:s text:c="10"/>(102400, 3437959)]}</text:p>
      <text:p text:style-name="P18"/>
      <text:p text:style-name="P18"/>
      <text:p text:style-name="P18"/>
      <text:p text:style-name="P18">Данные для графика: Архивирование набор символов 1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41389893),</text:p>
      <text:p text:style-name="P18"><text:s text:c="10"/>(2097152, 82762313),</text:p>
      <text:p text:style-name="P18"><text:s text:c="10"/>(3145728, 124132122)],</text:p>
      <text:p text:style-name="P18"><text:s/>'shan': [(1048576, 41377479),</text:p>
      <text:p text:style-name="P18"><text:s text:c="10"/>(2097152, 82741537),</text:p>
      <text:p text:style-name="P18"><text:s text:c="10"/>(3145728, 124103478)]}</text:p>
      <text:p text:style-name="P18"/>
      <text:p text:style-name="P18"/>
      <text:p text:style-name="P18"/>
      <text:p text:style-name="P18">Данные для графика: Архивирование набор символов 1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831519),</text:p>
      <text:p text:style-name="P18"><text:s text:c="10"/>(40960, 1638747),</text:p>
      <text:p text:style-name="P18"><text:s text:c="10"/>(61440, 2446641),</text:p>
      <text:p text:style-name="P18"><text:s text:c="10"/>(81920, 3255345),</text:p>
      <text:p text:style-name="P18"><text:s text:c="10"/>(102400, 4062936)],</text:p>
      <text:p text:style-name="P18"><text:s/>'shan': [(20480, 838107),</text:p>
      <text:p text:style-name="P18"><text:s text:c="10"/>(40960, 1642014),</text:p>
      <text:p text:style-name="P18"><text:s text:c="10"/>(61440, 2449674),</text:p>
      <text:p text:style-name="P18"><text:s text:c="10"/>(81920, 3257548),</text:p>
      <text:p text:style-name="P18"><text:s text:c="10"/>(102400, 4064831)]}</text:p>
      <text:p text:style-name="P18"/>
      <text:p text:style-name="P18"/>
      <text:p text:style-name="P18"><text:soft-page-break/></text:p>
      <text:p text:style-name="P18">Данные для графика: Архивирование набор символов 2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43338407),</text:p>
      <text:p text:style-name="P18"><text:s text:c="10"/>(2097152, 86677712),</text:p>
      <text:p text:style-name="P18"><text:s text:c="10"/>(3145728, 130009660)],</text:p>
      <text:p text:style-name="P18"><text:s/>'shan': [(1048576, 43348568),</text:p>
      <text:p text:style-name="P18"><text:s text:c="10"/>(2097152, 86685870),</text:p>
      <text:p text:style-name="P18"><text:s text:c="10"/>(3145728, 130020071)]}</text:p>
      <text:p text:style-name="P18"/>
      <text:p text:style-name="P18"/>
      <text:p text:style-name="P18"/>
      <text:p text:style-name="P18">Данные для графика: Архивирование набор символов 2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870987),</text:p>
      <text:p text:style-name="P18"><text:s text:c="10"/>(40960, 1715359),</text:p>
      <text:p text:style-name="P18"><text:s text:c="10"/>(61440, 2561173),</text:p>
      <text:p text:style-name="P18"><text:s text:c="10"/>(81920, 3407187),</text:p>
      <text:p text:style-name="P18"><text:s text:c="10"/>(102400, 4251587)],</text:p>
      <text:p text:style-name="P18"><text:s/>'shan': [(20480, 879874),</text:p>
      <text:p text:style-name="P18"><text:s text:c="10"/>(40960, 1725633),</text:p>
      <text:p text:style-name="P18"><text:s text:c="10"/>(61440, 2570773),</text:p>
      <text:p text:style-name="P18"><text:s text:c="10"/>(81920, 3416908),</text:p>
      <text:p text:style-name="P18"><text:s text:c="10"/>(102400, 4261546)]}</text:p>
      <text:p text:style-name="P18"/>
      <text:p text:style-name="P18"/>
      <text:p text:style-name="P18"/>
      <text:p text:style-name="P18">Данные для графика: Архивирование размер файла 1048576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35156426),</text:p>
      <text:p text:style-name="P18"><text:s text:c="10"/>(1, 41389893),</text:p>
      <text:p text:style-name="P18"><text:s text:c="10"/>(2, 43338407)],</text:p>
      <text:p text:style-name="P18"><text:s/>'shan': [(0, 35155640),</text:p>
      <text:p text:style-name="P18"><text:s text:c="10"/>(1, 41377479),</text:p>
      <text:p text:style-name="P18"><text:s text:c="10"/>(2, 43348568)]}</text:p>
      <text:p text:style-name="P18"/>
      <text:p text:style-name="P18"/>
      <text:p text:style-name="P18"/>
      <text:p text:style-name="P18">Данные для графика: Архивирование размер файла 2097152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70310179),</text:p>
      <text:p text:style-name="P18"><text:soft-page-break/><text:s text:c="10"/>(1, 82762313),</text:p>
      <text:p text:style-name="P18"><text:s text:c="10"/>(2, 86677712)],</text:p>
      <text:p text:style-name="P18"><text:s/>'shan': [(0, 70307837),</text:p>
      <text:p text:style-name="P18"><text:s text:c="10"/>(1, 82741537),</text:p>
      <text:p text:style-name="P18"><text:s text:c="10"/>(2, 86685870)]}</text:p>
      <text:p text:style-name="P18"/>
      <text:p text:style-name="P18"/>
      <text:p text:style-name="P18"/>
      <text:p text:style-name="P18">Данные для графика: Архивирование размер файла 3145728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105464702),</text:p>
      <text:p text:style-name="P18"><text:s text:c="10"/>(1, 124132122),</text:p>
      <text:p text:style-name="P18"><text:s text:c="10"/>(2, 130009660)],</text:p>
      <text:p text:style-name="P18"><text:s/>'shan': [(0, 105460364),</text:p>
      <text:p text:style-name="P18"><text:s text:c="10"/>(1, 124103478),</text:p>
      <text:p text:style-name="P18"><text:s text:c="10"/>(2, 130020071)]}</text:p>
      <text:p text:style-name="P18"/>
      <text:p text:style-name="P18"/>
      <text:p text:style-name="P18"/>
      <text:p text:style-name="P18">Данные для графика: Разархивирование алгоритм haff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0: [(1048576, 54006411),</text:p>
      <text:p text:style-name="P18"><text:s text:c="5"/>(2097152, 108013293),</text:p>
      <text:p text:style-name="P18"><text:s text:c="5"/>(3145728, 162020022)],</text:p>
      <text:p text:style-name="P18"><text:s/>1: [(1048576, 63964208),</text:p>
      <text:p text:style-name="P18"><text:s text:c="5"/>(2097152, 127916468),</text:p>
      <text:p text:style-name="P18"><text:s text:c="5"/>(3145728, 191865792)],</text:p>
      <text:p text:style-name="P18"><text:s/>2: [(1048576, 66773449),</text:p>
      <text:p text:style-name="P18"><text:s text:c="5"/>(2097152, 133552864),</text:p>
      <text:p text:style-name="P18"><text:s text:c="5"/>(3145728, 200325119)]}</text:p>
      <text:p text:style-name="P18"/>
      <text:p text:style-name="P18"/>
      <text:p text:style-name="P18"/>
      <text:p text:style-name="P18">Данные для графика: Разархивирование алгоритм haff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0: [(20480, 1059915),</text:p>
      <text:p text:style-name="P18"><text:s text:c="5"/>(40960, 2114066),</text:p>
      <text:p text:style-name="P18"><text:s text:c="5"/>(61440, 3168742),</text:p>
      <text:p text:style-name="P18"><text:s text:c="5"/>(81920, 4222519),</text:p>
      <text:p text:style-name="P18"><text:s text:c="5"/>(102400, 5275468)],</text:p>
      <text:p text:style-name="P18"><text:s/>1: [(20480, 1272093),</text:p>
      <text:p text:style-name="P18"><text:s text:c="5"/>(40960, 2519595),</text:p>
      <text:p text:style-name="P18"><text:s text:c="5"/>(61440, 3768381),</text:p>
      <text:p text:style-name="P18"><text:soft-page-break/><text:s text:c="5"/>(81920, 5017668),</text:p>
      <text:p text:style-name="P18"><text:s text:c="5"/>(102400, 6265859)],</text:p>
      <text:p text:style-name="P18"><text:s/>2: [(20480, 1328363),</text:p>
      <text:p text:style-name="P18"><text:s text:c="5"/>(40960, 2630087),</text:p>
      <text:p text:style-name="P18"><text:s text:c="5"/>(61440, 3933353),</text:p>
      <text:p text:style-name="P18"><text:s text:c="5"/>(81920, 5236886),</text:p>
      <text:p text:style-name="P18"><text:s text:c="5"/>(102400, 6538764)]}</text:p>
      <text:p text:style-name="P18"/>
      <text:p text:style-name="P18"/>
      <text:p text:style-name="P18"/>
      <text:p text:style-name="P18">Данные для графика: Разархивирование алгоритм shan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0: [(1048576, 54017036),</text:p>
      <text:p text:style-name="P18"><text:s text:c="5"/>(2097152, 108029456),</text:p>
      <text:p text:style-name="P18"><text:s text:c="5"/>(3145728, 162040602)],</text:p>
      <text:p text:style-name="P18"><text:s/>1: [(1048576, 63975098),</text:p>
      <text:p text:style-name="P18"><text:s text:c="5"/>(2097152, 127929265),</text:p>
      <text:p text:style-name="P18"><text:s text:c="5"/>(3145728, 191882207)],</text:p>
      <text:p text:style-name="P18"><text:s/>2: [(1048576, 66805609),</text:p>
      <text:p text:style-name="P18"><text:s text:c="5"/>(2097152, 133589636),</text:p>
      <text:p text:style-name="P18"><text:s text:c="5"/>(3145728, 200372760)]}</text:p>
      <text:p text:style-name="P18"/>
      <text:p text:style-name="P18"/>
      <text:p text:style-name="P18"/>
      <text:p text:style-name="P18">Данные для графика: Разархивирование алгоритм shan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0: [(20480, 1061602),</text:p>
      <text:p text:style-name="P18"><text:s text:c="5"/>(40960, 2116557),</text:p>
      <text:p text:style-name="P18"><text:s text:c="5"/>(61440, 3171272),</text:p>
      <text:p text:style-name="P18"><text:s text:c="5"/>(81920, 4226125),</text:p>
      <text:p text:style-name="P18"><text:s text:c="5"/>(102400, 5280450)],</text:p>
      <text:p text:style-name="P18"><text:s/>1: [(20480, 1273674),</text:p>
      <text:p text:style-name="P18"><text:s text:c="5"/>(40960, 2521455),</text:p>
      <text:p text:style-name="P18"><text:s text:c="5"/>(61440, 3770340),</text:p>
      <text:p text:style-name="P18"><text:s text:c="5"/>(81920, 5019678),</text:p>
      <text:p text:style-name="P18"><text:s text:c="5"/>(102400, 6268662)],</text:p>
      <text:p text:style-name="P18"><text:s/>2: [(20480, 1330448),</text:p>
      <text:p text:style-name="P18"><text:s text:c="5"/>(40960, 2634001),</text:p>
      <text:p text:style-name="P18"><text:s text:c="5"/>(61440, 3938425),</text:p>
      <text:p text:style-name="P18"><text:s text:c="5"/>(81920, 5243255),</text:p>
      <text:p text:style-name="P18"><text:s text:c="5"/>(102400, 6546938)]}</text:p>
      <text:p text:style-name="P18"/>
      <text:p text:style-name="P18"/>
      <text:p text:style-name="P18"/>
      <text:p text:style-name="P18">Данные для графика: Разархивирование набор символов 0 большие файлы </text:p>
      <text:p text:style-name="P18"><text:soft-page-break/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66773449),</text:p>
      <text:p text:style-name="P18"><text:s text:c="10"/>(2097152, 133552864),</text:p>
      <text:p text:style-name="P18"><text:s text:c="10"/>(3145728, 200325119)],</text:p>
      <text:p text:style-name="P18"><text:s/>'shan': [(1048576, 66805609),</text:p>
      <text:p text:style-name="P18"><text:s text:c="10"/>(2097152, 133589636),</text:p>
      <text:p text:style-name="P18"><text:s text:c="10"/>(3145728, 200372760)]}</text:p>
      <text:p text:style-name="P18"/>
      <text:p text:style-name="P18"/>
      <text:p text:style-name="P18"/>
      <text:p text:style-name="P18">Данные для графика: Разархивирование набор символов 0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1328363),</text:p>
      <text:p text:style-name="P18"><text:s text:c="10"/>(40960, 2630087),</text:p>
      <text:p text:style-name="P18"><text:s text:c="10"/>(61440, 3933353),</text:p>
      <text:p text:style-name="P18"><text:s text:c="10"/>(81920, 5236886),</text:p>
      <text:p text:style-name="P18"><text:s text:c="10"/>(102400, 6538764)],</text:p>
      <text:p text:style-name="P18"><text:s/>'shan': [(20480, 1330448),</text:p>
      <text:p text:style-name="P18"><text:s text:c="10"/>(40960, 2634001),</text:p>
      <text:p text:style-name="P18"><text:s text:c="10"/>(61440, 3938425),</text:p>
      <text:p text:style-name="P18"><text:s text:c="10"/>(81920, 5243255),</text:p>
      <text:p text:style-name="P18"><text:s text:c="10"/>(102400, 6546938)]}</text:p>
      <text:p text:style-name="P18"/>
      <text:p text:style-name="P18"/>
      <text:p text:style-name="P18"/>
      <text:p text:style-name="P18">Данные для графика: Разархивирование набор символов 1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66773449),</text:p>
      <text:p text:style-name="P18"><text:s text:c="10"/>(2097152, 133552864),</text:p>
      <text:p text:style-name="P18"><text:s text:c="10"/>(3145728, 200325119)],</text:p>
      <text:p text:style-name="P18"><text:s/>'shan': [(1048576, 66805609),</text:p>
      <text:p text:style-name="P18"><text:s text:c="10"/>(2097152, 133589636),</text:p>
      <text:p text:style-name="P18"><text:s text:c="10"/>(3145728, 200372760)]}</text:p>
      <text:p text:style-name="P18"/>
      <text:p text:style-name="P18"/>
      <text:p text:style-name="P18">Данные для графика: Разархивирование набор символов 1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1328363),</text:p>
      <text:p text:style-name="P18"><text:s text:c="10"/>(40960, 2630087),</text:p>
      <text:p text:style-name="P18"><text:s text:c="10"/>(61440, 3933353),</text:p>
      <text:p text:style-name="P18"><text:s text:c="10"/>(81920, 5236886),</text:p>
      <text:p text:style-name="P18"><text:soft-page-break/><text:s text:c="10"/>(102400, 6538764)],</text:p>
      <text:p text:style-name="P18"><text:s/>'shan': [(20480, 1330448),</text:p>
      <text:p text:style-name="P18"><text:s text:c="10"/>(40960, 2634001),</text:p>
      <text:p text:style-name="P18"><text:s text:c="10"/>(61440, 3938425),</text:p>
      <text:p text:style-name="P18"><text:s text:c="10"/>(81920, 5243255),</text:p>
      <text:p text:style-name="P18"><text:s text:c="10"/>(102400, 6546938)]}</text:p>
      <text:p text:style-name="P18"/>
      <text:p text:style-name="P18"/>
      <text:p text:style-name="P18">Данные для графика: Разархивирование набор символов 2 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1048576, 66773449),</text:p>
      <text:p text:style-name="P18"><text:s text:c="10"/>(2097152, 133552864),</text:p>
      <text:p text:style-name="P18"><text:s text:c="10"/>(3145728, 200325119)],</text:p>
      <text:p text:style-name="P18"><text:s/>'shan': [(1048576, 66805609),</text:p>
      <text:p text:style-name="P18"><text:s text:c="10"/>(2097152, 133589636),</text:p>
      <text:p text:style-name="P18"><text:s text:c="10"/>(3145728, 200372760)]}</text:p>
      <text:p text:style-name="P18"/>
      <text:p text:style-name="P18"/>
      <text:p text:style-name="P18">Данные для графика: Разархивирование набор символов 2 небольшие файлы </text:p>
      <text:p text:style-name="P18">Компонента Х: Размер в байтах</text:p>
      <text:p text:style-name="P19">Компонента У: <text:span text:style-name="T68">Количество</text:span> операций</text:p>
      <text:p text:style-name="P18"/>
      <text:p text:style-name="P18">{'haff': [(20480, 1328363),</text:p>
      <text:p text:style-name="P18"><text:s text:c="10"/>(40960, 2630087),</text:p>
      <text:p text:style-name="P18"><text:s text:c="10"/>(61440, 3933353),</text:p>
      <text:p text:style-name="P18"><text:s text:c="10"/>(81920, 5236886),</text:p>
      <text:p text:style-name="P18"><text:s text:c="10"/>(102400, 6538764)],</text:p>
      <text:p text:style-name="P18"><text:s/>'shan': [(20480, 1330448),</text:p>
      <text:p text:style-name="P18"><text:s text:c="10"/>(40960, 2634001),</text:p>
      <text:p text:style-name="P18"><text:s text:c="10"/>(61440, 3938425),</text:p>
      <text:p text:style-name="P18"><text:s text:c="10"/>(81920, 5243255),</text:p>
      <text:p text:style-name="P18"><text:s text:c="10"/>(102400, 6546938)]}</text:p>
      <text:p text:style-name="P18"/>
      <text:p text:style-name="P18"/>
      <text:p text:style-name="P18"/>
      <text:p text:style-name="P18">Данные для графика: Разархивирование размер файла 1048576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54006411),</text:p>
      <text:p text:style-name="P18"><text:s text:c="10"/>(1, 63964208),</text:p>
      <text:p text:style-name="P18"><text:s text:c="10"/>(2, 66773449)],</text:p>
      <text:p text:style-name="P18"><text:s/>'shan': [(0, 54017036),</text:p>
      <text:p text:style-name="P18"><text:s text:c="10"/>(1, 63975098),</text:p>
      <text:p text:style-name="P18"><text:s text:c="10"/>(2, 66805609)]}</text:p>
      <text:p text:style-name="P18"/>
      <text:p text:style-name="P18"/>
      <text:p text:style-name="P18"><text:soft-page-break/></text:p>
      <text:p text:style-name="P18">Данные для графика: Разархивирование размер файла 2097152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108013293),</text:p>
      <text:p text:style-name="P18"><text:s text:c="10"/>(1, 127916468),</text:p>
      <text:p text:style-name="P18"><text:s text:c="10"/>(2, 133552864)],</text:p>
      <text:p text:style-name="P18"><text:s/>'shan': [(0, 108029456),</text:p>
      <text:p text:style-name="P18"><text:s text:c="10"/>(1, 127929265),</text:p>
      <text:p text:style-name="P18"><text:s text:c="10"/>(2, 133589636)]}</text:p>
      <text:p text:style-name="P18"/>
      <text:p text:style-name="P18"/>
      <text:p text:style-name="P18"/>
      <text:p text:style-name="P18">Данные для графика: Разархивирование размер файла 3145728 байт </text:p>
      <text:p text:style-name="P18">Компонента Х: Набор символов</text:p>
      <text:p text:style-name="P19">Компонента У: <text:span text:style-name="T68">Количество</text:span> операций</text:p>
      <text:p text:style-name="P18"/>
      <text:p text:style-name="P18">{'haff': [(0, 162020022),</text:p>
      <text:p text:style-name="P18"><text:s text:c="10"/>(1, 191865792),</text:p>
      <text:p text:style-name="P18"><text:s text:c="10"/>(2, 200325119)],</text:p>
      <text:p text:style-name="P18"><text:s/>'shan': [(0, 162040602),</text:p>
      <text:p text:style-name="P18"><text:s text:c="10"/>(1, 191882207),</text:p>
      <text:p text:style-name="P18"><text:s text:c="10"/>(2, 200372760)]}</text:p>
      <text:p text:style-name="P20"/>
      <text:p text:style-name="P17"/>
      <text:p text:style-name="P46"><text:toc-mark-start text:id="IMark170088440" text:outline-level="1"/><text:span text:style-name="T1">Анализ методов </text:span><text:span text:style-name="T9">архивирования</text:span><text:toc-mark-end text:id="IMark170088440"/></text:p>
      <text:p text:style-name="P21"/>
      <text:p text:style-name="P65"><text:span text:style-name="T22">Графики подтверждают что с</text:span><text:span text:style-name="T23">л</text:span><text:span text:style-name="T24">ожность обоих алгоритмов линейная. Это </text:span><text:span text:style-name="T25">видно по тому что с </text:span><text:span text:style-name="T40">увеличением</text:span><text:span text:style-name="T25"> размера при архивации и разархивации файлов </text:span><text:span text:style-name="T26">г</text:span><text:span text:style-name="T25">рафик зависимости операций от размера входного файла </text:span><text:span text:style-name="T40">сохраняет</text:span><text:span text:style-name="T25"> форму прямой линии. </text:span></text:p>
      <text:p text:style-name="P22"/>
      <text:p text:style-name="P56"><text:span text:style-name="T10">По поводу количества операций для каждого алгоритма то по сравнению с алгоритмом Шеннона, алгоритм Хаффмана требует столько же или меньших затрат на вычисление. Основываясь на исходных кодах данной реализации можно сказать что во</text:span><text:span text:style-name="T11">-первых </text:span><text:span text:style-name="T10">для построения кодового дерева Хаффмана </text:span><text:span text:style-name="T19">требуется</text:span><text:span text:style-name="T10"> меньше элементарных операций чем для построения дерева Шеннона, во</text:span><text:span text:style-name="T11">-вторых кодирование Шеннона может приводить к постройке не самого оптимального кодового дерева, из за которого увеличиться количество операций побитового чтения / записи в файл.</text:span></text:p>
      <text:p text:style-name="P56"><text:span text:style-name="T11"/></text:p>
      <text:p text:style-name="P66"><text:span text:style-name="T27">Построение не самого оптимального кодового дерева алгоритмом Шеннона связано с тем что </text:span><text:span text:style-name="T25">разбиение множества элементов производиться не строго </text:span><text:span text:style-name="T28">(индекс </text:span><text:span text:style-name="T40">разбиения</text:span><text:span text:style-name="T28"> находиться через минимизацию функции разницы в частоте между правой и левой веткой кодового дерева)</text:span><text:span text:style-name="T25">. Оно может бы произведено несколькими способами. Выбор разбиения на уровне n может ухудшить варианты разбиения на следующем уровне и привести к неоптимальности кода в целом. Другими словами, оптимальное поведение на каждом шаге пути ещё не гарантирует оптимальности всей совокупности действий. </text:span></text:p>
      <text:p text:style-name="P25"/>
      <text:p text:style-name="P67"><text:soft-page-break/><text:span text:style-name="T25">При архивации в </text:span><text:span text:style-name="T40">проведённых</text:span><text:span text:style-name="T25"> экспериментах разница в </text:span><text:span text:style-name="T40">количестве</text:span><text:span text:style-name="T25"> операций между алгоритмами не особо заметна. Она равна примерно </text:span><text:span text:style-name="T39">десяти</text:span><text:span text:style-name="T25"> тысячам </text:span><text:span text:style-name="T29">операций для файлов </text:span><text:span text:style-name="T25">размером меньше </text:span><text:span text:style-name="T30">1 Мб.</text:span><text:span text:style-name="T27"> Алгоритм Хаффмана довольно существенно выигрывает по </text:span><text:span text:style-name="T40">количеству</text:span><text:span text:style-name="T27"> операций при постройки кодового дерева, особенно для файлов со набором символов номер </text:span><text:span text:style-name="T32">2 (включающем все символы).</text:span></text:p>
      <text:p text:style-name="P23"><text:s/></text:p>
      <text:p text:style-name="P57"><text:span text:style-name="T10">При разархивировании на </text:span><text:span text:style-name="T19">количество</text:span><text:span text:style-name="T10"> операций влияет только степень оптимальности построенного кодового дерева. Поэтому в данном эксперименте для разархивирования разница в </text:span><text:span text:style-name="T19">количестве</text:span><text:span text:style-name="T10"> операций между </text:span><text:span text:style-name="T19">двумя</text:span><text:span text:style-name="T10"> алгоритмами еще мень</text:span><text:span text:style-name="T15">ше чем при архивировании в силу того, что алгоритм Шеннона на данных входных файлах строит кодовое дерево очень близкое к оптимальному.</text:span></text:p>
      <text:p text:style-name="P24"/>
      <text:p text:style-name="P58"><text:span text:style-name="T10">С моей точки зрения нахождение алгоритмом Шеннона кодового дерева близкого к оптимальному связано с тем что при создании файлов для тестирования работы программы, символы из наборов брались в случайном порядке. Из</text:span><text:span text:style-name="T11">-за этого у каждого символа примерно одинаковая частота </text:span><text:span text:style-name="T19">встречаемости</text:span><text:span text:style-name="T11">, и конечно чем больше файл тем более одинаковая у все символов частота. Такие условия позволяют алгоритму Шеннона находить оптимальное, либо очень близкое к оптимальному кодирование. Это </text:span><text:span text:style-name="T19">подтверждается</text:span><text:span text:style-name="T11"> </text:span><text:span text:style-name="T19">приведёнными</text:span><text:span text:style-name="T11"> выше графиками и сравнением размеров архивных файлов. </text:span><text:span text:style-name="T15">В</text:span><text:span text:style-name="T10"> данном эксперименте длина последовательности, полученной сжатием по методу Шеннона, очень близка к длине сжатой последовательности с использованием кодирования Хаффмана.</text:span></text:p>
      <text:p text:style-name="P26"/>
      <text:p text:style-name="P59"><text:span text:style-name="T11">Так например для файла в </text:span><text:span text:style-name="T12">3 Мб с набором символов номер </text:span><text:span text:style-name="T13">2 </text:span><text:span text:style-name="T12">(все </text:span><text:span text:style-name="T16">возможные </text:span><text:span text:style-name="T12">символы) разница в размере архивных файлов составляет лишь 711 байт.</text:span><text:span text:style-name="T11"> <text:s/>На маленьких файлах размера </text:span><text:span text:style-name="T13">20Кб наблюдается такое же явление. А именно разница в архивных файлах для входных данных со всеми символами</text:span><text:span text:style-name="T14"> </text:span><text:span text:style-name="T13">составляет 31 байт.</text:span></text:p>
      <text:p text:style-name="P27"/>
      <text:p text:style-name="P28">Для того чтобы сделать эксперимент более показательным мне кажется стоило протестировать работу программы и обоих алгоритмов на файлах в которых частота встречающихся символов значительно отличается.</text:p>
      <text:p text:style-name="P29"/>
      <text:p text:style-name="P65"><text:span text:style-name="T21">Также стоит отмети</text:span><text:span text:style-name="T33">ть что для обоих алгоритмов, при любых входных символах и размерах архивный файл всегда был меньше несжатого исходного.</text:span></text:p>
      <text:p text:style-name="P30"/>
      <text:p text:style-name="P5"/>
      <text:p text:style-name="P6"/>
      <text:p text:style-name="P7"><text:toc-mark-start text:id="IMark157017976" text:outline-level="1"/>Заключение<text:toc-mark-end text:id="IMark157017976"/></text:p>
      <text:p text:style-name="P8"/>
      <text:p text:style-name="P68"><text:span text:style-name="T25">Разница в количестве операций на архивацию / разархивацию между двумя алгоритмами невелика. Она </text:span><text:span text:style-name="T40">составляет</text:span><text:span text:style-name="T34"> </text:span><text:span text:style-name="T25">примерно десять тысяч </text:span><text:span text:style-name="T29">операций для файлов </text:span><text:span text:style-name="T25">размером меньше </text:span><text:span text:style-name="T30">1 Мб.</text:span></text:p>
      <text:p text:style-name="P31"/>
      <text:p text:style-name="P69"><text:span text:style-name="T30">Разница в </text:span><text:span text:style-name="T27"><text:s/>размере созданных архивных файлов также невелика. Для больших файлов </text:span><text:span text:style-name="T35">она составляет примерно половину </text:span><text:span text:style-name="T36">1 </text:span><text:span text:style-name="T35">Кб.</text:span><text:span text:style-name="T27"> <text:s/>На маленьких файла она меньше </text:span><text:span text:style-name="T37">100 байт.</text:span></text:p>
      <text:p text:style-name="P32"/>
      <text:p text:style-name="P70"><text:span text:style-name="T30">На данных входных данных </text:span><text:span text:style-name="T31">алгоритм Шеннона строит кодовое дерево очень близкое к оптимальному, то ест</text:span><text:span text:style-name="T38">ь к дереву построенному алгоритмом Хаффмана, поэтому разница в работе алгоритмов минимальна.</text:span></text:p>
      <text:p text:style-name="P33"/>
      <text:p text:style-name="P9"/>
      <text:p text:style-name="P44"><text:soft-page-break/><text:toc-mark-start text:id="IMark67513880" text:outline-level="1"/>Инструменты использованные для разработки / отладки<text:toc-mark-end text:id="IMark67513880"/></text:p>
      <text:p text:style-name="P44"/>
      <text:p text:style-name="P49">Разработка велась на дистрибутиве линукс <text:span text:style-name="T57">ArchLinux (little-endian архитектура). Для компиляции использовался компиятор g++ (GCC) 6.2.1 20160830 и опцией –std=c++11. Для автоматизации сборки использовалась программа make. Код написан в редакторе vim 8.0. Для отладки использовался набор программ, в частности: gdb, xxd, bless. Для подготовки набора данных под архивацию, <text:s/>многократного запуска программы и автоматизации тестов использовались скрипты для интерпретатора python3.</text:span></text:p>
      <text:p text:style-name="P33"/>
      <text:p text:style-name="P33"/>
      <text:p text:style-name="P54"><text:toc-mark-start text:id="IMark175717672" text:outline-level="1"/><text:span text:style-name="T20">Использованные источники</text:span><text:span text:style-name="T5"> </text:span><text:toc-mark-end text:id="IMark175717672"/></text:p>
      <text:p text:style-name="P33"/>
      <text:p text:style-name="P33">[1] Новиков Ф. А. Дискретная математика для программистов: Учебник для вузов. 3-е изд. —</text:p>
      <text:p text:style-name="P33">СПб.: Питер, 2009. ISBN 978-5-91180-759-7</text:p>
      <text:p text:style-name="P33"/>
      <text:p text:style-name="P33">[2] Кормен, Томас X., Лейзерсон, Чарльз И., Ривест, Рональд Л., Штайн, Клиффорд. Алгоритмы: построение и анализ, 2-е издание. : Пер. с англ. М.: Издательский дом "Вильямc", 2005. ISBN 5-8459-0857-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1:29:16.446195512</meta:creation-date>
    <dc:date>2016-12-05T21:49:31.916632780</dc:date>
    <meta:editing-duration>PT2H52M7S</meta:editing-duration>
    <meta:editing-cycles>176</meta:editing-cycles>
    <meta:generator>LibreOffice/5.2.3.3$Linux_X86_64 LibreOffice_project/20m0$Build-3</meta:generator>
    <meta:document-statistic meta:table-count="0" meta:image-count="0" meta:object-count="0" meta:page-count="19" meta:paragraph-count="421" meta:word-count="3727" meta:character-count="29440" meta:non-whitespace-character-count="24730"/>
  </office:meta>
</office:document-meta>
</file>